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cd8" officeooo:paragraph-rsid="00125cd8"/>
    </style:style>
    <style:style style:name="P2" style:family="paragraph" style:parent-style-name="Standard">
      <style:text-properties officeooo:rsid="001343ae" officeooo:paragraph-rsid="001343ae"/>
    </style:style>
    <style:style style:name="P3" style:family="paragraph" style:parent-style-name="Standard">
      <style:text-properties officeooo:rsid="002c16b5" officeooo:paragraph-rsid="002c16b5"/>
    </style:style>
    <style:style style:name="P4" style:family="paragraph" style:parent-style-name="Standard">
      <style:text-properties officeooo:rsid="00342263" officeooo:paragraph-rsid="00342263"/>
    </style:style>
    <style:style style:name="P5" style:family="paragraph" style:parent-style-name="Standard">
      <style:text-properties officeooo:paragraph-rsid="00342263"/>
    </style:style>
    <style:style style:name="P6" style:family="paragraph" style:parent-style-name="Standard">
      <style:text-properties officeooo:rsid="00348014" officeooo:paragraph-rsid="00348014"/>
    </style:style>
    <style:style style:name="P7" style:family="paragraph" style:parent-style-name="Standard">
      <style:text-properties officeooo:paragraph-rsid="00348014"/>
    </style:style>
    <style:style style:name="P8" style:family="paragraph" style:parent-style-name="Standard">
      <style:text-properties officeooo:rsid="003530a2" officeooo:paragraph-rsid="003530a2"/>
    </style:style>
    <style:style style:name="P9" style:family="paragraph" style:parent-style-name="Standard">
      <style:text-properties officeooo:paragraph-rsid="003530a2"/>
    </style:style>
    <style:style style:name="P10" style:family="paragraph" style:parent-style-name="Standard">
      <style:text-properties fo:font-weight="normal" officeooo:rsid="00348014" officeooo:paragraph-rsid="00348014" style:font-weight-asian="normal" style:font-weight-complex="normal"/>
    </style:style>
    <style:style style:name="P11" style:family="paragraph" style:parent-style-name="Standard">
      <style:text-properties officeooo:rsid="003e6b59" officeooo:paragraph-rsid="003e6b59"/>
    </style:style>
    <style:style style:name="P12" style:family="paragraph" style:parent-style-name="Standard">
      <style:text-properties officeooo:paragraph-rsid="003f4f2c"/>
    </style:style>
    <style:style style:name="P13" style:family="paragraph" style:parent-style-name="Heading_20_2">
      <style:text-properties officeooo:paragraph-rsid="00342263"/>
    </style:style>
    <style:style style:name="P14" style:family="paragraph" style:parent-style-name="Standard" style:list-style-name="L1">
      <style:text-properties officeooo:rsid="001343ae" officeooo:paragraph-rsid="001343ae"/>
    </style:style>
    <style:style style:name="P15" style:family="paragraph" style:parent-style-name="Standard">
      <style:text-properties officeooo:rsid="001343ae" officeooo:paragraph-rsid="001343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6197" style:font-weight-asian="bold" style:font-weight-complex="bold"/>
    </style:style>
    <style:style style:name="T3" style:family="text">
      <style:text-properties fo:font-weight="bold" officeooo:rsid="00342263" style:font-weight-asian="bold" style:font-weight-complex="bold"/>
    </style:style>
    <style:style style:name="T4" style:family="text">
      <style:text-properties fo:font-weight="bold" officeooo:rsid="00348014" style:font-weight-asian="bold" style:font-weight-complex="bold"/>
    </style:style>
    <style:style style:name="T5" style:family="text">
      <style:text-properties fo:font-weight="bold" officeooo:rsid="003746de" style:font-weight-asian="bold" style:font-weight-complex="bold"/>
    </style:style>
    <style:style style:name="T6" style:family="text">
      <style:text-properties fo:font-weight="bold" officeooo:rsid="003bd269" style:font-weight-asian="bold" style:font-weight-complex="bold"/>
    </style:style>
    <style:style style:name="T7" style:family="text">
      <style:text-properties fo:font-weight="bold" officeooo:rsid="003d67dd" style:font-weight-asian="bold" style:font-weight-complex="bold"/>
    </style:style>
    <style:style style:name="T8" style:family="text">
      <style:text-properties fo:font-weight="bold" officeooo:rsid="003e6b5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26197" style:font-weight-asian="normal" style:font-weight-complex="normal"/>
    </style:style>
    <style:style style:name="T11" style:family="text">
      <style:text-properties fo:font-weight="normal" officeooo:rsid="00342263" style:font-weight-asian="normal" style:font-weight-complex="normal"/>
    </style:style>
    <style:style style:name="T12" style:family="text">
      <style:text-properties fo:font-weight="normal" officeooo:rsid="00348014" style:font-weight-asian="normal" style:font-weight-complex="normal"/>
    </style:style>
    <style:style style:name="T13" style:family="text">
      <style:text-properties fo:font-weight="normal" officeooo:rsid="0038ec61" style:font-weight-asian="normal" style:font-weight-complex="normal"/>
    </style:style>
    <style:style style:name="T14" style:family="text">
      <style:text-properties fo:font-weight="normal" officeooo:rsid="003bd269" style:font-weight-asian="normal" style:font-weight-complex="normal"/>
    </style:style>
    <style:style style:name="T15" style:family="text">
      <style:text-properties fo:font-weight="normal" officeooo:rsid="003f4f2c" style:font-weight-asian="normal" style:font-weight-complex="normal"/>
    </style:style>
    <style:style style:name="T16" style:family="text">
      <style:text-properties fo:font-weight="normal" officeooo:rsid="00430ce1" style:font-weight-asian="normal" style:font-weight-complex="normal"/>
    </style:style>
    <style:style style:name="T17" style:family="text">
      <style:text-properties style:text-line-through-style="solid" style:text-line-through-type="single" fo:font-weight="bold" officeooo:rsid="00326197" style:font-weight-asian="bold" style:font-weight-complex="bold"/>
    </style:style>
    <style:style style:name="T18" style:family="text">
      <style:text-properties style:text-line-through-style="solid" style:text-line-through-type="single" fo:font-weight="normal" officeooo:rsid="00326197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348014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326197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342263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3bd269" style:font-weight-asian="normal" style:font-weight-complex="normal"/>
    </style:style>
    <style:style style:name="T23" style:family="text">
      <style:text-properties style:text-line-through-style="none" style:text-line-through-type="none" fo:font-weight="bold" officeooo:rsid="00348014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326197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3bd269" style:font-weight-asian="bold" style:font-weight-complex="bold"/>
    </style:style>
    <style:style style:name="T26" style:family="text">
      <style:text-properties officeooo:rsid="003530a2"/>
    </style:style>
    <style:style style:name="T27" style:family="text">
      <style:text-properties officeooo:rsid="003e6b59"/>
    </style:style>
    <style:style style:name="T28" style:family="text">
      <style:text-properties style:font-name="Liberation Sans" fo:font-size="16.1000003814697pt" fo:font-weight="bold" officeooo:rsid="003e6b5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9" style:family="text">
      <style:text-properties officeooo:rsid="003f4f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</text:h>
      <text:p text:style-name="P1"/>
      <text:h text:style-name="Heading_20_2" text:outline-level="2">Dependencies</text:h>
      <text:p text:style-name="P2">Building the DB2 support assumes that you already have familiarity with various languages and tools, like:</text:p>
      <text:list xml:id="list4216169191" text:style-name="L1">
        <text:list-header>
          <text:p text:style-name="P14"/>
        </text:list-header>
        <text:list-item>
          <text:p text:style-name="P14">Java</text:p>
        </text:list-item>
        <text:list-item>
          <text:p text:style-name="P14">Git</text:p>
        </text:list-item>
        <text:list-item>
          <text:p text:style-name="P14">Maven</text:p>
        </text:list-item>
        <text:list-item>
          <text:p text:style-name="P14">Eclipse</text:p>
        </text:list-item>
      </text:list>
      <text:p text:style-name="P2"/>
      <text:p text:style-name="P3">depending on the particular open source project you need to work with.</text:p>
      <text:p text:style-name="P1"/>
      <text:h text:style-name="P13" text:outline-level="2"><text:span text:style-name="T3">Download GeoTools source to local system</text:span></text:h>
      <text:p text:style-name="P4"><text:span text:style-name="T9">Using Git, </text:span><text:span text:style-name="T12">issue a command like:</text:span></text:p>
      <text:p text:style-name="P6"><text:span text:style-name="T1">git clone </text:span><text:a xlink:type="simple" xlink:href="https://github.com/geotools/geotools" text:style-name="Internet_20_link" text:visited-style-name="Visited_20_Internet_20_Link"><text:span text:style-name="T1">https://github.com/geotools/geotools</text:span></text:a><text:span text:style-name="T1"> geotools</text:span></text:p>
      <text:p text:style-name="P7"><text:span text:style-name="T10"><text:line-break/></text:span><text:span text:style-name="T12">The DB2 code is in the directory </text:span><text:span text:style-name="T4">modules\plugin\jdbc\jdbc-db2</text:span></text:p>
      <text:p text:style-name="P10"/>
      <text:p text:style-name="P6"><text:span text:style-name="T9">The common GeoTools JDBC code is in </text:span><text:span text:style-name="T1">modules\library\jdbc.</text:span></text:p>
      <text:p text:style-name="P10"/>
      <text:h text:style-name="Heading_20_2" text:outline-level="2">Build <text:span text:style-name="T27">&amp; run </text:span>GeoTools – <text:span text:style-name="T27">Maven command line</text:span></text:h>
      <text:p text:style-name="P7"><text:span text:style-name="T10"><text:line-break/>Build everything to populate your local Maven repository, skipping tests to workaround local failures. </text:span><text:span text:style-name="T12">Run this in the </text:span><text:span text:style-name="T13">top</text:span><text:span text:style-name="T12"> directory</text:span><text:span text:style-name="T10">:<text:line-break/><text:line-break/></text:span><text:span text:style-name="T2">mvn -DskipTests -</text:span><text:span text:style-name="T24">Dall clean install</text:span><text:span text:style-name="T18"><text:line-break/><text:line-break/></text:span><text:span text:style-name="T19">note: sometimes this doesn’t work cleanly and you may need to run the build in just the </text:span><text:span text:style-name="T23">library</text:span><text:span text:style-name="T19"> or </text:span><text:span text:style-name="T23">plugins</text:span><text:span text:style-name="T19"> directory or </text:span><text:span text:style-name="T23">plugins\jdbc\jdbc-db2</text:span><text:span text:style-name="T19"> directory.</text:span></text:p>
      <text:p text:style-name="P10"/>
      <text:p text:style-name="P12"><text:span text:style-name="T20">Setup connection info for running DB2 online tests:<text:line-break/>Make sure there is a file db2.properties in ~/.geotools </text:span><text:span text:style-name="T22">(on Windows, c:\Users\&lt;username&gt;\.geotools) </text:span><text:span text:style-name="T20">like:<text:line-break/></text:span><text:span text:style-name="T24">port=50000<text:line-break/>password=&lt;</text:span><text:span text:style-name="T25">db2 connection </text:span><text:span text:style-name="T24">password&gt;<text:line-break/>user=&lt;</text:span><text:span text:style-name="T25">db2 connection user&gt;</text:span><text:span text:style-name="T24"><text:line-break/>url=jdbc:db2://localhost:50000/geotools<text:line-break/>host=localhost<text:line-break/>database=geotools<text:line-break/>driver=com.ibm.db2.jcc.DB2Drive</text:span><text:span text:style-name="T17">r</text:span><text:span text:style-name="T18"><text:line-break/><text:line-break/></text:span><text:soft-page-break/><text:span text:style-name="T15">Change to the directory </text:span><text:span text:style-name="T23">plugin\jdbc\jdbc-db2. <text:s/></text:span><text:span text:style-name="T10">Run the DB2 GeoTools offline test:<text:line-break/></text:span><text:span text:style-name="T2">mvn install</text:span><text:span text:style-name="T10"><text:line-break/><text:line-break/>Run the DB2 GeoTools o</text:span><text:span text:style-name="T14">n</text:span><text:span text:style-name="T10">line test:<text:line-break/></text:span><text:span text:style-name="T2">mvn -P online -Dtest=DB2SpatialFiltersOnlineTest install</text:span><text:span text:style-name="T10"> // </text:span><text:span text:style-name="T11">run just this test</text:span><text:span text:style-name="T10"><text:line-break/></text:span><text:span text:style-name="T2">mvn -P online install</text:span><text:span text:style-name="T10"> <text:s text:c="4"/>// run all tests</text:span></text:p>
      <text:h text:style-name="Heading_20_2" text:outline-level="2"><text:span text:style-name="T10"><text:line-break/></text:span><text:span text:style-name="T2">Build </text:span><text:span text:style-name="T8">&amp; run </text:span><text:span text:style-name="T2">GeoTools – </text:span><text:span text:style-name="T28">Eclipse</text:span></text:h>
      <text:p text:style-name="P11"><text:span text:style-name="T10"><text:line-break/></text:span><text:span text:style-name="T2">mvn -</text:span><text:span text:style-name="T24">DdownloadSources eclipse:clean eclipse:eclipse</text:span><text:span text:style-name="T18"><text:line-break/><text:line-break/></text:span><text:span text:style-name="T20">Import projects into Eclipse. </text:span><text:span text:style-name="T21">(Haven’t been having much luck with this. Better luck just creating an Eclipse Maven project just for DB2.</text:span><text:span text:style-name="T20"><text:line-break/><text:line-break/>(Refresh all projects in Eclipse (I turn off autorefresh in Eclipse options to prevent Eclipse/Maven race conditions). </text:span></text:p>
      <text:h text:style-name="Heading_20_2" text:outline-level="2">Making changes to GeoTools code</text:h>
      <text:p text:style-name="P9"><text:span text:style-name="T26">Check the GeoTools developer guide at:<text:line-break/></text:span><text:a xlink:type="simple" xlink:href="https://docs.geotools.org/latest/developer/communication.html" text:style-name="Internet_20_link" text:visited-style-name="Visited_20_Internet_20_Link">https://docs.geotools.org/latest/developer/</text:a><text:a xlink:type="simple" xlink:href="https://docs.geotools.org/latest/developer/communication.html" text:style-name="Internet_20_link" text:visited-style-name="Visited_20_Internet_20_Link"><text:span text:style-name="T26">index</text:span></text:a><text:a xlink:type="simple" xlink:href="https://docs.geotools.org/latest/developer/communication.html" text:style-name="Internet_20_link" text:visited-style-name="Visited_20_Internet_20_Link">.html</text:a> </text:p>
      <text:p text:style-name="P6"/>
      <text:p text:style-name="P6">You need to have your own Git repository, make a fork from <text:a xlink:type="simple" xlink:href="https://github.com/geotools/geotools" text:style-name="Internet_20_link" text:visited-style-name="Visited_20_Internet_20_Link"><text:span text:style-name="T26">https://github.com/geotools/geotools</text:span></text:a><text:span text:style-name="T26"> and then clone this to your local directory.</text:span></text:p>
      <text:p text:style-name="P6"/>
      <text:p text:style-name="P8">You need to create an issue at:</text:p>
      <text:p text:style-name="P8"><text:a xlink:type="simple" xlink:href="https://osgeo-org.atlassian.net/projects/GEOT/issues" text:style-name="Internet_20_link" text:visited-style-name="Visited_20_Internet_20_Link">https://osgeo-org.atlassian.net/projects/GEOT/issues</text:a> </text:p>
      <text:p text:style-name="P8"/>
      <text:p text:style-name="P8">If you don’t already have an id, you will need to get one. You will need to have the issue assigned to you.</text:p>
      <text:p text:style-name="P8"/>
      <text:p text:style-name="P8">After cloning the source <text:span text:style-name="T29">from your fork</text:span>, you can make changes and test as described above. </text:p>
      <text:p text:style-name="P8"/>
      <text:p text:style-name="P8">Once everything is nice and tested, the code needs to be uploaded to github with:<text:line-break/><text:span text:style-name="T1">git commit -a -m “GEOT-&lt;issue-num&gt; descriptions”<text:line-break/>git push</text:span></text:p>
      <text:p text:style-name="P8"/>
      <text:p text:style-name="P8">Then in your <text:span text:style-name="T1">github</text:span> account, create a <text:span text:style-name="T1">pull</text:span> reque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2T08:51:43.516000000</meta:creation-date>
    <meta:generator>LibreOffice/7.1.1.2$Windows_X86_64 LibreOffice_project/fe0b08f4af1bacafe4c7ecc87ce55bb426164676</meta:generator>
    <dc:date>2021-05-19T16:11:55.484000000</dc:date>
    <meta:editing-duration>P3DT5H30M51S</meta:editing-duration>
    <meta:editing-cycles>18</meta:editing-cycles>
    <meta:document-statistic meta:table-count="0" meta:image-count="0" meta:object-count="0" meta:page-count="2" meta:paragraph-count="28" meta:word-count="356" meta:character-count="2498" meta:non-whitespace-character-count="2153"/>
  </office:meta>
</office:document-meta>
</file>